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9000001E0611374F3F19402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cc00" draw:fill-color="#00cc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ff00ff" draw:fill-color="#ff00ff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dash" draw:stroke-dash="Dashed_20__28_var_29_" svg:stroke-width="0.159cm" svg:stroke-color="#00cccc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5" style:family="graphic" style:parent-style-name="standard">
      <style:graphic-properties draw:stroke="dash" draw:stroke-dash="Dashed_20__28_var_29_" svg:stroke-width="0.106cm" svg:stroke-color="#ff0000" draw:marker-start-width="0.359cm" draw:marker-end-width="0.359cm" draw:fill="none" draw:textarea-horizontal-align="justify" draw:textarea-vertical-align="middle" draw:auto-grow-height="false" fo:min-height="0.29cm" fo:min-width="0.04cm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cc00"/>
      <style:paragraph-properties fo:text-align="center"/>
    </style:style>
    <style:style style:name="P3" style:family="paragraph">
      <loext:graphic-properties draw:fill-color="#ff00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685cm" svg:height="16.932cm" svg:x="0.003cm" svg:y="0.01cm">
          <draw:image xlink:href="Pictures/10000000000001D9000001E0611374F3F1940287.png" xlink:type="simple" xlink:show="embed" xlink:actuate="onLoad">
            <text:p/>
          </draw:image>
        </draw:frame>
        <draw:custom-shape draw:style-name="gr2" draw:text-style-name="P2" draw:layer="layout" svg:width="0.254cm" svg:height="0.254cm" svg:x="3.302cm" svg:y="10.9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4.064cm" svg:y="10.4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4.826cm" svg:y="9.9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9.144cm" svg:y="7.3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3.048cm" svg:y="9.1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5.588cm" svg:y="7.7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747cm" svg:y="9.9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858cm" svg:y="7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9.779cm" svg:y="6.2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2.54cm" svg:y="12.1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0.541cm" svg:y="3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604cm" svg:y="5.7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8.89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0.668cm" svg:y="6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8.19cm" svg:y="6.4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9.906cm" svg:y="4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4.318cm" svg:y="3.0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.905cm" svg:y="10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1.176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0.669cm" svg:y="6.0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1.811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2.065cm" svg:y="5.9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2.272cm" svg:y="2.5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3.081cm" svg:y="3.1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3.97cm" svg:y="1.6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1.43cm" svg:y="7.4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1.431cm" svg:y="7.4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4.732cm" svg:y="1.3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5.24cm" svg:y="0.6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477cm" svg:y="3.4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3.175cm" svg:y="10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9.144cm" svg:y="9.2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0.635cm" svg:y="11.3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0.635cm" svg:y="11.9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2.287cm" svg:y="9.1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2.287cm" svg:y="9.1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6.129cm" svg:y="3.0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0.127cm" svg:y="11.6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6.13cm" svg:y="3.0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3.716cm" svg:y="3.1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5.367cm" svg:y="1.7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4.605cm" svg:y="2.2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4" draw:text-style-name="P1" draw:layer="layout" svg:x1="13.716cm" svg:y1="17.78cm" svg:x2="6.35cm" svg:y2="-1.016cm">
          <text:p/>
        </draw:line>
        <draw:custom-shape draw:style-name="gr3" draw:text-style-name="P3" draw:layer="layout" svg:width="0.254cm" svg:height="0.254cm" svg:x="6.223cm" svg:y="7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0.762cm" svg:height="0.762cm" svg:x="5.969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688cm" fo:page-height="16.9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12T19:25:52.462277622</dc:date>
    <meta:editing-duration>PT27M11S</meta:editing-duration>
    <meta:editing-cycles>9</meta:editing-cycles>
    <meta:generator>LibreOffice/5.1.6.2$Linux_X86_64 LibreOffice_project/10m0$Build-2</meta:generator>
    <meta:document-statistic meta:object-count="46"/>
  </office:meta>
</office:document-meta>
</file>